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7000003EE0E4640848E4A03E6.png" manifest:media-type="image/png"/>
  <manifest:file-entry manifest:full-path="Pictures/10000201000006460000042F2011218A4FBB8551.png" manifest:media-type="image/png"/>
  <manifest:file-entry manifest:full-path="Pictures/1000020100000675000003A43E3F761B2CF6CBC3.png" manifest:media-type="image/png"/>
  <manifest:file-entry manifest:full-path="Pictures/100002010000064C000004329895A4960A349476.png" manifest:media-type="image/png"/>
  <manifest:file-entry manifest:full-path="Pictures/100002010000066300000438AA395B01B368E944.png" manifest:media-type="image/png"/>
  <manifest:file-entry manifest:full-path="Pictures/100002010000069200000438A8AF76EDB3C74DAA.png" manifest:media-type="image/png"/>
  <manifest:file-entry manifest:full-path="Pictures/10000201000006E900000438FF4F57DCCCF97864.png" manifest:media-type="image/png"/>
  <manifest:file-entry manifest:full-path="Pictures/10000201000005EB000003F26EF6FA4C36AC24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 Nazanin" svg:font-family="'B Nazanin'"/>
    <style:font-face style:name="Times New Roman" svg:font-family="'Times New Roman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f02" officeooo:paragraph-rsid="0018bf02"/>
    </style:style>
    <style:style style:name="P2" style:family="paragraph" style:parent-style-name="Standard">
      <style:paragraph-properties fo:text-align="start" style:justify-single-word="false"/>
      <style:text-properties officeooo:rsid="0018bf02" officeooo:paragraph-rsid="0018bf02"/>
    </style:style>
    <style:style style:name="P3" style:family="paragraph" style:parent-style-name="Standard">
      <style:paragraph-properties fo:text-align="start" style:justify-single-word="false"/>
      <style:text-properties officeooo:rsid="001a6e16" officeooo:paragraph-rsid="001a6e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Robotics</text:p>
      <text:p text:style-name="P1">lib 4</text:p>
      <text:p text:style-name="P1">sara Ghavampour</text:p>
      <text:p text:style-name="P1">9812762781</text:p>
      <text:p text:style-name="P2"/>
      <text:p text:style-name="P3">1</text:p>
      <text:p text:style-name="P3"/>
      <text:p text:style-name="P3"><draw:frame draw:style-name="fr1" draw:name="Image1" text:anchor-type="char" svg:x="0.3035in" svg:y="0.0819in" svg:width="6.5409in" svg:height="4.3602in" draw:z-index="0"><draw:image xlink:href="Pictures/10000201000005EB000003F26EF6FA4C36AC243D.png" xlink:type="simple" xlink:show="embed" xlink:actuate="onLoad" loext:mime-type="image/png"/></draw:frame></text:p>
      <text:p text:style-name="P3"><draw:frame draw:style-name="fr1" draw:name="Image2" text:anchor-type="char" svg:x="0.2173in" svg:y="0.039in" svg:width="6.6929in" svg:height="4.0862in" draw:z-index="1"><draw:image xlink:href="Pictures/10000201000006E900000438FF4F57DCCCF97864.png" xlink:type="simple" xlink:show="embed" xlink:actuate="onLoad" loext:mime-type="image/png"/></draw:frame></text:p>
      <text:p text:style-name="P3"><draw:frame draw:style-name="fr1" draw:name="Image3" text:anchor-type="char" svg:x="0in" svg:y="0.1575in" svg:width="6.6929in" svg:height="4.2972in" draw:z-index="2"><draw:image xlink:href="Pictures/100002010000069200000438A8AF76EDB3C74DAA.png" xlink:type="simple" xlink:show="embed" xlink:actuate="onLoad" loext:mime-type="image/png"/></draw:frame><text:soft-page-break/></text:p>
      <text:p text:style-name="P3"><draw:frame draw:style-name="fr1" draw:name="Image4" text:anchor-type="char" svg:x="-0.0189in" svg:y="0.0161in" svg:width="6.6929in" svg:height="4.4209in" draw:z-index="3"><draw:image xlink:href="Pictures/100002010000066300000438AA395B01B368E94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6" text:anchor-type="char" svg:x="0.0945in" svg:y="0.0299in" svg:width="6.6929in" svg:height="3.7736in" draw:z-index="4"><draw:image xlink:href="Pictures/1000020100000675000003A43E3F761B2CF6CBC3.png" xlink:type="simple" xlink:show="embed" xlink:actuate="onLoad" loext:mime-type="image/png"/></draw:frame></text:p>
      <text:p text:style-name="P3"><draw:frame draw:style-name="fr1" draw:name="Image5" text:anchor-type="char" svg:x="0.1134in" svg:y="0.1008in" svg:width="6.6929in" svg:height="4.4634in" draw:z-index="7"><draw:image xlink:href="Pictures/10000201000006460000042F2011218A4FBB855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width="6.6929in" svg:height="3.9909in" draw:z-index="5"><draw:image xlink:href="Pictures/1000020100000697000003EE0E4640848E4A03E6.png" xlink:type="simple" xlink:show="embed" xlink:actuate="onLoad" loext:mime-type="image/png"/></draw:frame></text:p>
      <text:p text:style-name="P3"><draw:frame draw:style-name="fr1" draw:name="Image8" text:anchor-type="char" svg:x="0.161in" svg:y="0.052in" svg:width="6.6929in" svg:height="4.4591in" draw:z-index="6"><draw:image xlink:href="Pictures/100002010000064C000004329895A4960A349476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 Nazanin" svg:font-family="'B Nazanin'"/>
    <style:font-face style:name="Times New Roman" svg:font-family="'Times New Roman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Noto Serif CJK SC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1pt" fo:language="en" fo:country="US" style:letter-kerning="true" style:font-name-asian="Noto Serif CJK SC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0.5pt" style:font-name-asian="Noto Sans CJK SC" style:font-family-asian="'Noto Sans CJK SC'" style:font-family-generic-asian="system" style:font-pitch-asian="variable" style:font-size-asian="14pt" style:font-name-complex="B Nazanin" style:font-family-complex="'B Nazanin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1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B Nazanin" style:font-family-complex="'B Nazanin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23:07:10.318969488</meta:creation-date>
    <dc:date>2023-04-22T23:14:18.191791108</dc:date>
    <meta:editing-duration>PT7M10S</meta:editing-duration>
    <meta:editing-cycles>4</meta:editing-cycles>
    <meta:generator>LibreOffice/6.4.7.2$Linux_X86_64 LibreOffice_project/40$Build-2</meta:generator>
    <meta:document-statistic meta:table-count="0" meta:image-count="8" meta:object-count="0" meta:page-count="4" meta:paragraph-count="5" meta:word-count="9" meta:character-count="55" meta:non-whitespace-character-count="51"/>
  </office:meta>
</office:document-meta>
</file>